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fill-color="#ffd320" draw:textarea-vertical-align="middle" draw:auto-grow-height="false" fo:min-height="0.749cm" fo:min-width="0.499cm"/>
    </style:style>
    <style:style style:name="gr2" style:family="graphic" style:parent-style-name="standard">
      <style:graphic-properties draw:textarea-vertical-align="middl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svg:stroke-color="#ff6633" draw:marker-start="Arrow" draw:marker-start-width="0.3cm" draw:marker-end="Square" draw:marker-end-width="0.3cm" draw:textarea-vertical-align="middle"/>
    </style:style>
    <style:style style:name="gr5" style:family="graphic" style:parent-style-name="objectwithoutfill">
      <style:graphic-properties draw:stroke="dash" draw:stroke-dash="Ultrafine_20_2_20_Dots_20_3_20_Dashes" svg:stroke-color="#0000ff" draw:marker-end="Arrow" draw:marker-end-width="0.3cm" draw:fill="none" draw:textarea-vertical-align="middle" draw:shadow="visible"/>
    </style:style>
    <style:style style:name="gr6" style:family="graphic" style:parent-style-name="standard">
      <style:graphic-properties draw:stroke="dash" draw:stroke-dash="Line_20_with_20_Fine_20_Dots" svg:stroke-color="#cc6633" draw:marker-start="Arrow" draw:marker-start-width="0.3cm" draw:marker-end="Square" draw:marker-end-width="0.3cm" draw:textarea-vertical-align="middle" draw:shadow="hidden"/>
    </style:style>
    <style:style style:name="gr7" style:family="graphic" style:parent-style-name="standard">
      <style:graphic-properties svg:stroke-color="#660066" draw:marker-start="Square" draw:marker-start-width="0.3cm" draw:marker-end="Arrow" draw:marker-end-width="0.3cm" draw:textarea-vertical-align="middle" draw:shadow="hidden"/>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draw:shadow="hidden"/>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556cm" svg:height="3.175cm" svg:x="5.572cm" svg:y="2.27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path draw:style-name="gr2" draw:text-style-name="P1" draw:layer="layout" svg:width="3.682cm" svg:height="4.063cm" svg:x="12.557cm" svg:y="11.668cm" svg:viewBox="0 0 3683 4064" svg:d="m239 2622c-273-265-137-617-153-929-16-306-63-661 305-873 305-176 649-232 975-338 330-107 582-612 914-451 367 178 589 521 854 817 251 281 201 640 426 929 230 295 94 686-61 1014-157 335-285 687-548 958-262 269-656 263-1006 310-365 48-603-255-945-282-494-39-212-516-335-760-128-256-803-194-640-620l31-28z">
          <text:p/>
        </draw:path>
        <draw:line draw:style-name="gr3" draw:text-style-name="P1" draw:layer="layout" svg:x1="8.239cm" svg:y1="5.826cm" svg:x2="13.065cm" svg:y2="12.049cm">
          <text:p/>
        </draw:line>
        <draw:line draw:style-name="gr3" draw:text-style-name="P1" draw:layer="layout" svg:x1="7.82cm" svg:y1="6.145cm" svg:x2="9.344cm" svg:y2="8.177cm">
          <text:p/>
        </draw:line>
        <draw:line draw:style-name="gr3" draw:text-style-name="P1" draw:layer="layout" svg:x1="7.82cm" svg:y1="6.945cm" svg:x2="9.344cm" svg:y2="8.977cm">
          <text:p/>
        </draw:line>
        <draw:line draw:style-name="gr3" draw:text-style-name="P1" draw:layer="layout" svg:x1="9.52cm" svg:y1="5.545cm" svg:x2="11.044cm" svg:y2="7.577cm">
          <text:p/>
        </draw:line>
        <draw:line draw:style-name="gr3" draw:text-style-name="P1" draw:layer="layout" svg:x1="8.62cm" svg:y1="5.445cm" svg:x2="10.144cm" svg:y2="7.477cm">
          <text:p/>
        </draw:line>
        <draw:line draw:style-name="gr4" draw:text-style-name="P1" draw:layer="layout" svg:x1="20.304cm" svg:y1="4.81cm" svg:x2="13.319cm" svg:y2="12.557cm">
          <text:p/>
        </draw:line>
        <draw:line draw:style-name="gr5" draw:text-style-name="P1" draw:layer="layout" svg:x1="13.7cm" svg:y1="12.811cm" svg:x2="15.859cm" svg:y2="16.875cm">
          <text:p/>
        </draw:line>
        <draw:path draw:style-name="gr2" draw:text-style-name="P1" draw:layer="layout" svg:width="3.682cm" svg:height="4.063cm" svg:x="18.78cm" svg:y="14.335cm" svg:viewBox="0 0 3683 4064" svg:d="m3444 1441c273 266 136 617 152 930 16 306 64 661-304 873-306 176-649 231-976 338-330 107-582 611-914 450-366-177-588-521-853-816-252-281-201-640-427-930-229-294-93-685 61-1014 158-334 286-686 549-957 262-270 656-264 1005-310 366-48 604 255 945 282 495 39 213 516 335 760 129 256 804 193 640 620l-30 28z">
          <text:p/>
        </draw:path>
        <draw:line draw:style-name="gr6" draw:text-style-name="P1" draw:layer="layout" svg:x1="20.431cm" svg:y1="4.937cm" svg:x2="19.161cm" svg:y2="15.859cm">
          <text:p/>
        </draw:line>
        <draw:line draw:style-name="gr7" draw:text-style-name="P1" draw:layer="layout" svg:x1="13.7cm" svg:y1="12.557cm" svg:x2="19.161cm" svg:y2="15.732cm">
          <text:p/>
        </draw:line>
        <draw:frame draw:style-name="gr8" draw:layer="layout" svg:width="3.139cm" svg:height="0.962cm" svg:x="19.451cm" svg:y="3.54cm">
          <draw:text-box>
            <text:p>Reflexión</text:p>
          </draw:text-box>
        </draw:frame>
        <draw:frame draw:style-name="gr8" draw:layer="layout" svg:width="3.317cm" svg:height="0.962cm" svg:x="9.748cm" svg:y="11.722cm">
          <draw:text-box>
            <text:p>Absorción</text:p>
          </draw:text-box>
        </draw:frame>
        <draw:frame draw:style-name="gr8" draw:layer="layout" svg:width="3.927cm" svg:height="0.962cm" svg:x="12.684cm" svg:y="17.002cm">
          <draw:text-box>
            <text:p>Transmisió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marker draw:name="Square" svg:viewBox="0 0 10 10" svg:d="m0 0h10v10h-10z"/>
    <draw:stroke-dash draw:name="Line_20_with_20_Fine_20_Dots" draw:display-name="Line with Fine Dots" draw:style="rect" draw:dots1="1" draw:dots1-length="2.007cm" draw:dots2="10" draw:distance="0.152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edro Romero</meta:initial-creator>
    <meta:creation-date>2014-01-03T19:51:04.017205527</meta:creation-date>
    <dc:date>2014-01-03T22:57:20.649606395</dc:date>
    <dc:creator>Pedro Romero</dc:creator>
    <meta:editing-duration>PT2H55M10S</meta:editing-duration>
    <meta:editing-cycles>3</meta:editing-cycles>
    <meta:generator>LibreOffice/4.1.3.2$Linux_X86_64 LibreOffice_project/410m0$Build-2</meta:generator>
    <meta:document-statistic meta:object-count="15"/>
  </office:meta>
</office:document-meta>
</file>